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size="2pt" style:font-size-asian="2pt" style:font-size-complex="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is et cie </text:p>
      <text:p text:style-name="P3"/>
      <text:p text:style-name="P1">Bois et cie a par objectif le partage et la transmission des savoirs et des savoirs-faire autour du travail du bois et des matériaux associés.</text:p>
      <text:p text:style-name="P1"/>
      <text:p text:style-name="P1">3 pôles d'activité :</text:p>
      <text:p text:style-name="P1"/>
      <text:list xml:id="list35236270" text:style-name="L1">
        <text:list-item>
          <text:p text:style-name="P2">atelies associatifs (apprentissage et partage du lieu, des outils et des compétences des uns et des autres pour aider tout un chacun à être plus autonome)</text:p>
        </text:list-item>
        <text:list-item>
          <text:p text:style-name="P2">Conseil, soutien et assistance aux éco et auto constructeurs (adhérents)</text:p>
        </text:list-item>
        <text:list-item>
          <text:p text:style-name="P2">Valorisation des rebuts urbains (principalement bois) avec agrément Atelier Chantier Insertion.</text:p>
        </text:list-item>
      </text:list>
      <text:p text:style-name="P1"/>
      <text:p text:style-name="P1">Coordonnées :</text:p>
      <text:p text:style-name="P1"/>
      <text:p text:style-name="P1">64 rue Daydé </text:p>
      <text:p text:style-name="P1">31200 Toulouse</text:p>
      <text:p text:style-name="P1"/>
      <text:p text:style-name="P1">émail : <text:a xlink:type="simple" xlink:href="mailto:contact@bois-et-cie.asso.fr">contact@bois-et-cie.asso.fr</text:a></text:p>
      <text:p text:style-name="P1">téléphone : 05 61 13 72 21</text:p>
      <text:p text:style-name="P1">site web : <text:a xlink:type="simple" xlink:href="http://www.bois-et-cie.asso.fr/">http://www.bois-et-cie.asso.fr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CARO GOMEZ</meta:initial-creator>
    <meta:creation-date>2011-11-21T15:09:24.39</meta:creation-date>
    <meta:document-statistic meta:table-count="0" meta:image-count="0" meta:object-count="0" meta:page-count="1" meta:paragraph-count="12" meta:word-count="103" meta:character-count="641"/>
    <dc:date>2011-11-21T15:15:54.37</dc:date>
    <dc:creator>Andrea CARO GOMEZ</dc:creator>
    <meta:editing-duration>PT6M41S</meta:editing-duration>
    <meta:editing-cycles>1</meta:editing-cycles>
    <meta:generator>OpenOffice.org/3.3$Win32 OpenOffice.org_project/330m20$Build-9567</meta:generator>
  </office:meta>
</office:document-meta>
</file>